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737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6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8T20:58:15.704747343</dc:date>
    <meta:editing-duration>P37DT15H19M46S</meta:editing-duration>
    <meta:editing-cycles>374</meta:editing-cycles>
    <meta:generator>LibreOffice/5.3.7.2.0$Linux_X86_64 LibreOffice_project/30$Build-2</meta:generator>
    <meta:document-statistic meta:object-count="340"/>
  </office:meta>
</office:document-meta>
</file>